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38006" officeooo:paragraph-rsid="00038006"/>
    </style:style>
    <style:style style:name="P2" style:family="paragraph" style:parent-style-name="Standard">
      <style:text-properties officeooo:rsid="0004bdb3" officeooo:paragraph-rsid="0004bdb3"/>
    </style:style>
    <style:style style:name="P3" style:family="paragraph" style:parent-style-name="Standard">
      <style:text-properties officeooo:rsid="000a69c5" officeooo:paragraph-rsid="000a69c5"/>
    </style:style>
    <style:style style:name="P4" style:family="paragraph" style:parent-style-name="Standard">
      <style:text-properties officeooo:rsid="000b583d" officeooo:paragraph-rsid="000b583d"/>
    </style:style>
    <style:style style:name="P5" style:family="paragraph" style:parent-style-name="Standard">
      <style:text-properties officeooo:rsid="000b583d" officeooo:paragraph-rsid="000cf2c4"/>
    </style:style>
    <style:style style:name="P6" style:family="paragraph" style:parent-style-name="Standard">
      <style:text-properties officeooo:rsid="000b583d" officeooo:paragraph-rsid="000fb92b"/>
    </style:style>
    <style:style style:name="P7" style:family="paragraph" style:parent-style-name="Standard">
      <style:text-properties officeooo:rsid="000b583d" officeooo:paragraph-rsid="00173843"/>
    </style:style>
    <style:style style:name="P8" style:family="paragraph" style:parent-style-name="Standard">
      <style:text-properties officeooo:rsid="000fb92b" officeooo:paragraph-rsid="000fb92b"/>
    </style:style>
    <style:style style:name="P9" style:family="paragraph" style:parent-style-name="Standard">
      <style:text-properties officeooo:rsid="0010c66e" officeooo:paragraph-rsid="00124487"/>
    </style:style>
    <style:style style:name="P10" style:family="paragraph" style:parent-style-name="Standard">
      <style:text-properties officeooo:rsid="00173843" officeooo:paragraph-rsid="00173843"/>
    </style:style>
    <style:style style:name="T1" style:family="text">
      <style:text-properties fo:font-weight="bold" style:font-weight-asian="bold" style:font-weight-complex="bold"/>
    </style:style>
    <style:style style:name="T2" style:family="text">
      <style:text-properties fo:font-weight="bold" officeooo:rsid="0005f042" style:font-weight-asian="bold" style:font-weight-complex="bold"/>
    </style:style>
    <style:style style:name="T3" style:family="text">
      <style:text-properties officeooo:rsid="0005f042"/>
    </style:style>
    <style:style style:name="T4" style:family="text">
      <style:text-properties officeooo:rsid="000740bd"/>
    </style:style>
    <style:style style:name="T5" style:family="text">
      <style:text-properties officeooo:rsid="00086ecd"/>
    </style:style>
    <style:style style:name="T6" style:family="text">
      <style:text-properties officeooo:rsid="000b583d"/>
    </style:style>
    <style:style style:name="T7" style:family="text">
      <style:text-properties officeooo:rsid="000cf2c4"/>
    </style:style>
    <style:style style:name="T8" style:family="text">
      <style:text-properties officeooo:rsid="000e3180"/>
    </style:style>
    <style:style style:name="T9" style:family="text">
      <style:text-properties officeooo:rsid="000fb92b"/>
    </style:style>
    <style:style style:name="T10" style:family="text">
      <style:text-properties officeooo:rsid="00124487"/>
    </style:style>
    <style:style style:name="T11" style:family="text">
      <style:text-properties officeooo:rsid="0017384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troduction</text:p>
      <text:p text:style-name="P1">This chapter details the procedure used to attain the stated objectives. It describes what has been done to address this problems. It starts off by presenting the various machine learning algorithms that were used during the course of this project, it also justifies the rationale behind some of the adopted design decisions. This chapter elucidates the evaluation techniques used to validate the accuracy and correctness of the applied machine learning algorithms.</text:p>
      <text:p text:style-name="P1"/>
      <text:p text:style-name="P3">The General Framework for Mining and Analysing data files</text:p>
      <text:p text:style-name="P2"><text:span text:style-name="T4">Ref presented a series of steps used mining and analysing console logs. This procedure would form the </text:span>general framework for analysing log <text:span text:style-name="T4">and data </text:span>files <text:span text:style-name="T4">presented in this project</text:span>. The framework features 4 steps for mining console logs. The<text:span text:style-name="T5">se</text:span> steps includes converting each lines or messages from an unstructured text to a data structure <text:span text:style-name="T1">log parsing</text:span>; <text:span text:style-name="T3">converting the data structure to a numeric vector, this step is known as </text:span><text:span text:style-name="T2">vectorization</text:span><text:span text:style-name="T3"> or feature extraction; applying machine learning techniques to identify patterns, anomalies and clusters machine learning; and an intuitive presentation of the identified patterns using graphs and other visual metrics visualization.</text:span></text:p>
      <text:p text:style-name="P2"/>
      <text:p text:style-name="P2"/>
      <text:p text:style-name="P4">Data Representation &amp; Preprocessing Phase</text:p>
      <text:p text:style-name="P4"/>
      <text:p text:style-name="P7">Computing a representation for all the data points within a collection is a very essential step in finding <text:span text:style-name="T11">anomalous</text:span> structures in a dataset. The process of collecting information from a text file, for example, the description of a log entry involves a series of steps which are required in order to represent <text:span text:style-name="T11">a</text:span> piece of information in such a <text:span text:style-name="T11">way that conveys the </text:span>exact meaning of the original text.</text:p>
      <text:p text:style-name="P10">Vectorization also known as numerical representation of textual data is a technique used to establish the similarities between data points. Therefore a <text:span text:style-name="T6">good </text:span>vectorization<text:span text:style-name="T6"> approach will </text:span>minimize<text:span text:style-name="T6"> or </text:span>reduce<text:span text:style-name="T6"> the euclidean distance between homogeneous </text:span>data<text:span text:style-name="T6"> points and maximiz</text:span>e or increase the<text:span text:style-name="T6"> distance between heterogeneous data points. </text:span></text:p>
      <text:p text:style-name="P5"/>
      <text:p text:style-name="P6"><text:span text:style-name="T7">I</text:span>n this project three different <text:span text:style-name="T7">numerical</text:span> representations has been adopted. <text:span text:style-name="T8">Each of these numerical representations seeks to group log file events and then represents each of those events and data points. Firstly, the log file is sequentially read line by line and stored in a collection. A collection is basically an in-memory data structure. This collection is called a sliding window.</text:span></text:p>
      <text:p text:style-name="P6"/>
      <text:p text:style-name="P8">TF-IDF Numerical Representation</text:p>
      <text:p text:style-name="P9">Term Frequency Inverse Document Frequency (<text:span text:style-name="T9">TF-IDF</text:span>) is a very famous technique for text to number transformations. <text:span text:style-name="T9">TF-IDF </text:span>represents textual data as a <text:span text:style-name="T10">multidimensional</text:span> <text:s/><text:span text:style-name="T10">multinomial</text:span> matrix. <text:span text:style-name="T10">It is divided into two phases each consisting of several stages. The first phase is called the term frequency phase while the other is known as the inverse document frequency phase. During the first phase, the entire document is loaded and then it constructs a mapping of each term to the occurrence of that term in the entire document this is done during the first preprocessing step. The second step, involves computing the tf-idf values for each event in the log file. The result of this step is an extracted feature which is one dimensional in size and holding a value for each term. Behind the scenes, TF-IDF uses a nearness distance measure known as euclidean distance to calculate which events are similar and which are anomalous. This transformation technique has been widely used in natural language processing (NLP) for information retrieval from extremely large corpus of textual data. TF-IDF main idea is to determine the word/term frequencies. Terms that repeatedly occur in a collection of documents have lower scores while those that occur rather infrequently are assigned higher scores. By doing this, terms with higher scores can easily be differentiated from those with lower scores. This makes it possible to isolate anomalous entries and fit for classification.</text:span></text:p>
      <text:p text:style-name="P9"/>
      <text:p text:style-name="P10">The second phase is the inverse document frequency phase. The main idea behind this procedure is to compute the rareness of a term relative to other terms within an entire collection.</text:p>
      <text:p text:style-name="P9"><text:soft-page-break/></text:p>
      <text:p text:style-name="P9"/>
      <text:p text:style-name="P6"><text:span text:style-name="T8"><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6T17:17:59.322061613</meta:creation-date>
    <dc:date>2018-04-28T18:28:40.378589551</dc:date>
    <meta:editing-duration>PT1H57M19S</meta:editing-duration>
    <meta:editing-cycles>12</meta:editing-cycles>
    <meta:generator>LibreOffice/5.1.6.2$Linux_X86_64 LibreOffice_project/10m0$Build-2</meta:generator>
    <meta:document-statistic meta:table-count="0" meta:image-count="0" meta:object-count="0" meta:page-count="2" meta:paragraph-count="12" meta:word-count="629" meta:character-count="4046" meta:non-whitespace-character-count="3425"/>
  </office:meta>
</office:document-meta>
</file>